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5%" draw:textarea-horizontal-align="justify" draw:textarea-vertical-align="middle" draw:auto-grow-height="false" fo:min-height="5.465cm" fo:min-width="10.422cm" draw:shadow-opacity="15%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5.879cm" fo:min-width="2.839cm"/>
      <style:paragraph-properties style:writing-mode="lr-tb"/>
    </style:style>
    <style:style style:name="gr3" style:family="graphic" style:parent-style-name="standard">
      <style:graphic-properties draw:fill="solid" draw:fill-color="#b2b2b2" draw:textarea-horizontal-align="justify" draw:textarea-vertical-align="middle" draw:auto-grow-height="false" fo:min-height="0.712cm" fo:min-width="2.471cm"/>
      <style:paragraph-properties style:writing-mode="lr-tb"/>
    </style:style>
    <style:style style:name="gr4" style:family="graphic" style:parent-style-name="standard">
      <style:graphic-properties draw:fill="solid" draw:fill-color="#b2b2b2" draw:textarea-horizontal-align="justify" draw:textarea-vertical-align="middle" draw:auto-grow-height="false" fo:min-height="0.151cm" fo:min-width="2.531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634cm" fo:min-width="6.029cm"/>
      <style:paragraph-properties style:writing-mode="lr-tb"/>
    </style:style>
    <style:style style:name="gr6" style:family="graphic" style:parent-style-name="standard">
      <style:graphic-properties draw:fill="solid" draw:fill-color="#b2b2b2" draw:textarea-horizontal-align="justify" draw:textarea-vertical-align="middle" draw:auto-grow-height="false" fo:min-height="0.419cm" fo:min-width="1.20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00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5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81cm" fo:min-width="3.117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5.608cm" fo:min-width="9.36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532cm"/>
      <style:paragraph-properties style:writing-mode="lr-tb"/>
    </style:style>
    <style:style style:name="gr12" style:family="graphic" style:parent-style-name="objectwithoutfill">
      <style:graphic-properties draw:fill="solid" draw:textarea-vertical-align="middle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7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35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18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5.871cm" fo:min-width="2.703cm"/>
      <style:paragraph-properties style:writing-mode="lr-tb"/>
    </style:style>
    <style:style style:name="gr18" style:family="graphic" style:parent-style-name="standard">
      <style:graphic-properties draw:fill="solid" draw:fill-color="#b2b2b2" draw:textarea-horizontal-align="justify" draw:textarea-vertical-align="middle" draw:auto-grow-height="false" fo:min-height="0.712cm" fo:min-width="2.346cm"/>
      <style:paragraph-properties style:writing-mode="lr-tb"/>
    </style:style>
    <style:style style:name="gr19" style:family="graphic" style:parent-style-name="standard">
      <style:graphic-properties draw:fill="solid" draw:fill-color="#b2b2b2" draw:textarea-horizontal-align="justify" draw:textarea-vertical-align="middle" draw:auto-grow-height="false" fo:min-height="0.151cm" fo:min-width="2.406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2.042cm" fo:min-width="1.79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9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16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5.823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11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3.49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23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24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16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744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4.449cm" fo:min-width="3.05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35cm"/>
      <style:paragraph-properties style:writing-mode="lr-tb"/>
    </style:style>
    <style:style style:name="P1" style:family="paragraph">
      <style:paragraph-properties fo:text-align="end" style:writing-mode="lr-tb"/>
    </style:style>
    <style:style style:name="P2" style:family="paragraph">
      <loext:graphic-properties draw:opacity="15%"/>
      <style:paragraph-properties fo:text-align="end" style:writing-mode="lr-tb"/>
    </style:style>
    <style:style style:name="P3" style:family="paragraph">
      <style:paragraph-properties fo:text-align="center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="solid" draw:fill-color="#b2b2b2"/>
      <style:paragraph-properties fo:text-align="center" style:writing-mode="lr-tb"/>
    </style:style>
    <style:style style:name="P6" style:family="paragraph">
      <style:paragraph-properties fo:text-align="end" style:writing-mode="lr-tb"/>
      <style:text-properties fo:font-size="10pt" fo:font-weight="bold" style:font-size-asian="18pt" style:font-size-complex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2pt" style:font-size-asian="18pt" style:font-size-complex="18pt"/>
    </style:style>
    <style:style style:name="P8" style:family="paragraph">
      <style:paragraph-properties fo:text-align="end" style:writing-mode="lr-tb"/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paragraph-properties style:writing-mode="lr-tb"/>
      <style:text-properties fo:font-size="1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text-align="center" style:writing-mode="lr-tb"/>
      <style:text-properties fo:font-weight="bold"/>
    </style:style>
    <style:style style:name="P12" style:family="paragraph">
      <style:paragraph-properties fo:text-align="start"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4" style:family="paragraph">
      <loext:graphic-properties draw:fill="solid" draw:fill-color="#b2b2b2"/>
      <style:paragraph-properties fo:text-align="center" style:writing-mode="lr-tb"/>
      <style:text-properties fo:font-weight="bold" style:font-weight-asian="bold" style:font-weight-complex="bold"/>
    </style:style>
    <style:style style:name="P15" style:family="paragraph">
      <loext:graphic-properties draw:fill="none" draw:fill-color="#ffffff"/>
      <style:paragraph-properties style:writing-mode="lr-tb"/>
      <style:text-properties fo:font-size="10pt" fo:font-weight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10pt"/>
    </style:style>
    <style:style style:name="P18" style:family="paragraph">
      <style:text-properties fo:font-weight="normal" style:font-weight-asian="normal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fo:font-size="10pt" fo:font-weight="normal" style:font-weight-asian="normal" style:font-weight-complex="normal"/>
    </style:style>
    <style:style style:name="P20" style:family="paragraph">
      <loext:graphic-properties draw:fill="none" draw:fill-color="#ffffff"/>
      <style:paragraph-properties style:writing-mode="lr-tb"/>
      <style:text-properties fo:font-size="10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paragraph-properties style:writing-mode="lr-tb"/>
      <style:text-properties fo:font-size="10pt" fo:font-weight="bold" style:font-weight-asian="bold" style:font-weight-complex="bold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8pt" style:font-size-complex="18pt"/>
    </style:style>
    <style:style style:name="P24" style:family="paragraph">
      <loext:graphic-properties draw:fill="none" draw:fill-color="#ffffff"/>
      <style:paragraph-properties style:writing-mode="lr-tb"/>
      <style:text-properties fo:font-size="10pt" fo:font-weight="bold" style:font-size-asian="18pt" style:font-size-complex="18pt"/>
    </style:style>
    <style:style style:name="P25" style:family="paragraph">
      <style:paragraph-properties fo:text-align="start" style:writing-mode="lr-tb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ize="10pt" fo:font-weight="bold" style:font-size-asian="18pt" style:font-size-complex="18pt"/>
    </style:style>
    <style:style style:name="T7" style:family="text">
      <style:text-properties fo:font-size="12pt" fo:font-weight="bold" style:font-size-asian="18pt" style:font-size-complex="18pt"/>
    </style:style>
    <style:style style:name="T8" style:family="text">
      <style:text-properties fo:font-size="12pt" fo:font-weight="bold" style:font-size-asian="18pt" style:font-weight-asian="bold" style:font-size-complex="18pt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ize="14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1" style:family="text">
      <style:text-properties fo:font-weight="bold"/>
    </style:style>
    <style:style style:name="T12" style:family="text">
      <style:text-properties fo:font-size="10pt" fo:font-weight="bold"/>
    </style:style>
    <style:style style:name="T13" style:family="text">
      <style:text-properties fo:font-size="10pt"/>
    </style:style>
    <style:style style:name="T14" style:family="text">
      <style:text-properties fo:font-size="10pt" fo:font-weight="normal" style:font-weight-asian="normal" style:font-weight-complex="normal"/>
    </style:style>
    <style:style style:name="T15" style:family="text">
      <style:text-properties fo:font-size="10pt" fo:font-weight="bold" style:font-size-asian="18pt" style:font-weight-asian="bold" style:font-size-complex="18pt" style:font-weight-complex="bold"/>
    </style:style>
    <style:style style:name="T16" style:family="text">
      <style:text-properties fo:font-size="10pt" fo:font-weight="bold" style:font-weight-asian="bold" style:font-weight-complex="bold"/>
    </style:style>
    <style:style style:name="T17" style:family="text">
      <style:text-properties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22cm" svg:height="5.715cm" svg:x="5.572cm" svg:y="1.581cm">
          <text:p text:style-name="P1"><text:span text:style-name="T1">Moleculer</text:span></text:p>
          <text:p text:style-name="P1"><text:span text:style-name="T1">Broker</text:span></text:p>
          <text:p text:style-name="P1"><text:span text:style-name="T1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699cm" svg:height="6.489cm" svg:x="1.687cm" svg:y="12.491cm"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Targets</text:span></text:p>
          <text:p text:style-name="P3"><text:span text:style-name="T3"/></text:p>
          <text:p text:style-name="P3"><text:span text:style-name="T3">Initial D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073cm" svg:height="1.064cm" svg:x="2.024cm" svg:y="13.006cm">
          <text:p text:style-name="P4"><text:span text:style-name="T4">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073cm" svg:height="0.443cm" svg:x="2.024cm" svg:y="14.207cm">
          <text:p text:style-name="P4"><text:span text:style-name="T5">Target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073cm" svg:height="0.443cm" svg:x="2.024cm" svg:y="14.807cm">
          <text:p text:style-name="P4"><text:span text:style-name="T5">Target 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073cm" svg:height="0.443cm" svg:x="2.024cm" svg:y="15.407cm">
          <text:p text:style-name="P4"><text:span text:style-name="T5">Target 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6.731cm" svg:height="2.086cm" svg:x="6.18cm" svg:y="4.934cm">
          <text:p text:style-name="P6"><text:span text:style-name="T6"/></text:p>
          <text:p text:style-name="P6"><text:span text:style-name="T7">Grab</text:span></text:p>
          <text:p text:style-name="P6"><text:span text:style-name="T7">Micro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8" draw:layer="layout" svg:width="6.731cm" svg:height="2.086cm" svg:x="6.18cm" svg:y="2.575cm">
          <text:p text:style-name="P7"><text:span text:style-name="T8"/></text:p>
          <text:p text:style-name="P7"><text:span text:style-name="T8">Resolve</text:span></text:p>
          <text:p text:style-name="P7"><text:span text:style-name="T8">Micro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.778cm" svg:height="0.741cm" svg:x="8.408cm" svg:y="2.74cm">
          <text:p text:style-name="P4"><text:span text:style-name="T9">Inst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9" draw:layer="layout" svg:width="6.501cm" svg:height="0.806cm" svg:x="6.41cm" svg:y="1.623cm">
          <draw:text-box>
            <text:p><text:span text:style-name="T10">AWS execution (EC2-like)</text:span></text:p>
          </draw:text-box>
        </draw:frame>
        <draw:frame draw:style-name="gr8" draw:text-style-name="P10" draw:layer="layout" svg:width="0.858cm" svg:height="0.725cm" svg:x="8.778cm" svg:y="3.867cm">
          <draw:text-box>
            <text:p>...</text:p>
          </draw:text-box>
        </draw:frame>
        <draw:custom-shape draw:style-name="gr9" draw:text-style-name="P11" draw:layer="layout" svg:width="3.727cm" svg:height="1.141cm" svg:x="1.707cm" svg:y="9.709cm">
          <text:p text:style-name="P11"><text:span text:style-name="T11">Initial </text:span></text:p>
          <text:p text:style-name="P11"><text:span text:style-name="T11">Micro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10.495cm" svg:height="6.49cm" svg:x="5.872cm" svg:y="12.49cm"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12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Redis Micro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.073cm" svg:height="1.064cm" svg:x="9.609cm" svg:y="13.004cm">
          <text:p text:style-name="P13"><text:span text:style-name="T4">Proxy 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4" draw:layer="layout" svg:width="3.073cm" svg:height="1.064cm" svg:x="6.209cm" svg:y="13.005cm">
          <text:p text:style-name="P13"><text:span text:style-name="T4">Task Que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073cm" svg:height="0.443cm" svg:x="6.209cm" svg:y="14.206cm">
          <text:p text:style-name="P4"><text:span text:style-name="T5">Task 1 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073cm" svg:height="0.443cm" svg:x="9.609cm" svg:y="14.206cm">
          <text:p text:style-name="P4"><text:span text:style-name="T5">Proxy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073cm" svg:height="0.443cm" svg:x="6.209cm" svg:y="14.806cm">
          <text:p text:style-name="P4"><text:span text:style-name="T5">Task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3.073cm" svg:height="0.443cm" svg:x="6.209cm" svg:y="15.406cm">
          <text:p text:style-name="P4"><text:span text:style-name="T5">Task n + n · 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073cm" svg:height="0.443cm" svg:x="9.609cm" svg:y="14.806cm">
          <text:p text:style-name="P4"><text:span text:style-name="T5"><text:s/></text:span><text:span text:style-name="T5">Proxy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073cm" svg:height="0.443cm" svg:x="9.609cm" svg:y="15.406cm">
          <text:p text:style-name="P4"><text:span text:style-name="T5">Proxy 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5" draw:layer="layout" svg:width="3.032cm" svg:height="0.645cm" svg:x="3.81cm" svg:y="11.269cm">
          <draw:text-box>
            <text:p><text:span text:style-name="T12">2. L grab items</text:span></text:p>
          </draw:text-box>
        </draw:frame>
        <draw:line draw:style-name="gr12" draw:text-style-name="P16" draw:layer="layout" svg:x1="8.366cm" svg:y1="12.966cm" svg:x2="8.366cm" svg:y2="10.598cm">
          <text:p/>
        </draw:line>
        <draw:line draw:style-name="gr12" draw:text-style-name="P16" draw:layer="layout" svg:x1="13.7cm" svg:y1="10.598cm" svg:x2="13.7cm" svg:y2="6.534cm">
          <text:p/>
        </draw:line>
        <draw:line draw:style-name="gr13" draw:text-style-name="P16" draw:layer="layout" svg:x1="13.7cm" svg:y1="6.534cm" svg:x2="12.938cm" svg:y2="6.534cm">
          <text:p/>
        </draw:line>
        <draw:frame draw:style-name="gr14" draw:text-style-name="P15" draw:layer="layout" svg:width="3.275cm" svg:height="0.645cm" svg:x="8.211cm" svg:y="9.87cm">
          <draw:text-box>
            <text:p><text:span text:style-name="T12">3.1. F grab items</text:span></text:p>
          </draw:text-box>
        </draw:frame>
        <draw:line draw:style-name="gr12" draw:text-style-name="P16" draw:layer="layout" svg:x1="9.001cm" svg:y1="11.36cm" svg:x2="14.335cm" svg:y2="11.36cm">
          <text:p/>
        </draw:line>
        <draw:line draw:style-name="gr12" draw:text-style-name="P16" draw:layer="layout" svg:x1="9.001cm" svg:y1="11.36cm" svg:x2="9.001cm" svg:y2="12.966cm">
          <text:p/>
        </draw:line>
        <draw:line draw:style-name="gr12" draw:text-style-name="P16" draw:layer="layout" svg:x1="14.335cm" svg:y1="11.36cm" svg:x2="14.335cm" svg:y2="3.994cm">
          <text:p/>
        </draw:line>
        <draw:line draw:style-name="gr13" draw:text-style-name="P16" draw:layer="layout" svg:x1="14.335cm" svg:y1="3.994cm" svg:x2="12.938cm" svg:y2="3.994cm">
          <text:p/>
        </draw:line>
        <draw:frame draw:style-name="gr15" draw:text-style-name="P17" draw:layer="layout" svg:width="4.858cm" svg:height="0.645cm" svg:x="8.744cm" svg:y="10.614cm">
          <draw:text-box>
            <text:p><text:span text:style-name="T13">9. F resolve items (pointers)</text:span></text:p>
          </draw:text-box>
        </draw:frame>
        <draw:line draw:style-name="gr12" draw:text-style-name="P16" draw:layer="layout" svg:x1="14.97cm" svg:y1="12.122cm" svg:x2="14.97cm" svg:y2="6.026cm">
          <text:p/>
        </draw:line>
        <draw:line draw:style-name="gr13" draw:text-style-name="P16" draw:layer="layout" svg:x1="14.208cm" svg:y1="6.026cm" svg:x2="12.938cm" svg:y2="6.026cm">
          <text:p/>
        </draw:line>
        <draw:line draw:style-name="gr12" draw:text-style-name="P16" draw:layer="layout" svg:x1="11.16cm" svg:y1="12.122cm" svg:x2="14.97cm" svg:y2="12.122cm">
          <text:p/>
        </draw:line>
        <draw:frame draw:style-name="gr16" draw:text-style-name="P19" draw:layer="layout" svg:width="3.118cm" svg:height="0.645cm" svg:x="10.992cm" svg:y="11.437cm">
          <draw:text-box>
            <text:p text:style-name="P18"><text:span text:style-name="T14">3.2. Proxies</text:span></text:p>
          </draw:text-box>
        </draw:frame>
        <draw:custom-shape draw:style-name="gr17" draw:text-style-name="P3" draw:layer="layout" svg:width="3.549cm" svg:height="6.467cm" svg:x="17.087cm" svg:y="12.503cm"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Raw Files</text:span></text:p>
          <text:p text:style-name="P3"><text:span text:style-name="T3"/></text:p>
          <text:p text:style-name="P3"><text:span text:style-name="T3">S3 Clou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2.948cm" svg:height="1.064cm" svg:x="17.411cm" svg:y="13.007cm">
          <text:p text:style-name="P13"><text:span text:style-name="T4">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2.948cm" svg:height="0.443cm" svg:x="17.411cm" svg:y="14.208cm">
          <text:p text:style-name="P4"><text:span text:style-name="T5">File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2.948cm" svg:height="0.443cm" svg:x="17.411cm" svg:y="14.808cm">
          <text:p text:style-name="P4"><text:span text:style-name="T5"><text:s/></text:span><text:span text:style-name="T5">File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2.948cm" svg:height="0.443cm" svg:x="17.411cm" svg:y="15.408cm">
          <text:p text:style-name="P4"><text:span text:style-name="T5">File n - 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xml:id="id1" draw:id="id1" draw:layer="layout" svg:width="2.54cm" svg:height="2.54cm" svg:x="17.588cm" svg:y="4.629cm">
          <text:p text:style-name="P11"><text:span text:style-name="T11">Grab</text:span></text:p>
          <text:p text:style-name="P11"><text:span text:style-name="T11">Storage</text:span></text:p>
          <text:p text:style-name="P11"><text:span text:style-name="T11">Sub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2.54cm" svg:height="2.54cm" svg:x="25.572cm" svg:y="1.712cm">
          <text:p text:style-name="P11"><text:span text:style-name="T11">Resolve</text:span></text:p>
          <text:p text:style-name="P11"><text:span text:style-name="T11">Storage</text:span></text:p>
          <text:p text:style-name="P11"><text:span text:style-name="T11">Sub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6" draw:layer="layout" svg:x1="16.494cm" svg:y1="5.391cm" svg:x2="17.637cm" svg:y2="5.391cm">
          <text:p/>
        </draw:line>
        <draw:frame draw:style-name="gr21" draw:text-style-name="P20" draw:layer="layout" svg:width="2.475cm" svg:height="0.645cm" svg:x="14.232cm" svg:y="4.746cm">
          <draw:text-box>
            <text:p><text:span text:style-name="T15">4. Raw data</text:span></text:p>
          </draw:text-box>
        </draw:frame>
        <draw:line draw:style-name="gr13" draw:text-style-name="P16" draw:layer="layout" svg:x1="12.938cm" svg:y1="2.99cm" svg:x2="25.511cm" svg:y2="2.978cm">
          <text:p/>
        </draw:line>
        <draw:frame draw:style-name="gr22" draw:text-style-name="P21" draw:layer="layout" svg:width="3.664cm" svg:height="0.645cm" svg:x="21.445cm" svg:y="2.316cm">
          <draw:text-box>
            <text:p><text:span text:style-name="T16">11. Processed data</text:span></text:p>
          </draw:text-box>
        </draw:frame>
        <draw:line draw:style-name="gr13" draw:text-style-name="P16" draw:layer="layout" svg:x1="19.493cm" svg:y1="7.169cm" svg:x2="19.493cm" svg:y2="12.503cm">
          <text:p/>
        </draw:line>
        <draw:custom-shape draw:style-name="gr17" draw:text-style-name="P3" draw:layer="layout" svg:width="3.549cm" svg:height="6.467cm" svg:x="25.087cm" svg:y="12.503cm"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Processed</text:span></text:p>
          <text:p text:style-name="P3"><text:span text:style-name="T3">Records</text:span></text:p>
          <text:p text:style-name="P3"><text:span text:style-name="T3"/></text:p>
          <text:p text:style-name="P3"><text:span text:style-name="T3">MySQ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2.948cm" svg:height="1.064cm" svg:x="25.411cm" svg:y="13.008cm">
          <text:p text:style-name="P4"><text:span text:style-name="T4">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2.948cm" svg:height="0.443cm" svg:x="25.411cm" svg:y="14.209cm">
          <text:p text:style-name="P4"><text:span text:style-name="T5">Data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2.948cm" svg:height="0.443cm" svg:x="25.411cm" svg:y="14.809cm">
          <text:p text:style-name="P4"><text:span text:style-name="T5"><text:s/></text:span><text:span text:style-name="T5">Data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2.948cm" svg:height="0.443cm" svg:x="25.411cm" svg:y="15.409cm">
          <text:p text:style-name="P4"><text:span text:style-name="T5">Data n - 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6" draw:layer="layout" svg:x1="26.838cm" svg:y1="4.248cm" svg:x2="26.838cm" svg:y2="12.503cm">
          <text:p/>
        </draw:line>
        <draw:connector draw:style-name="gr13" draw:text-style-name="P16" draw:layer="layout" draw:line-skew="3.313cm 1.522cm" svg:x1="17.588cm" svg:y1="5.899cm" svg:x2="7.745cm" svg:y2="15.849cm" draw:start-shape="id1" draw:start-glue-point="3" draw:end-shape="id2" draw:end-glue-point="2" svg:d="M17588 5899h-840v11973h-9003v-2023" svg:viewBox="0 0 9844 11974">
          <text:p/>
        </draw:connector>
        <draw:frame draw:style-name="gr23" draw:text-style-name="P17" draw:layer="layout" svg:width="6.323cm" svg:height="0.645cm" svg:x="7.893cm" svg:y="17.138cm">
          <draw:text-box>
            <text:p><text:span text:style-name="T13">8. L resolve items (pointers)</text:span></text:p>
          </draw:text-box>
        </draw:frame>
        <draw:line draw:style-name="gr12" draw:text-style-name="P16" draw:layer="layout" svg:x1="18.78cm" svg:y1="12.503cm" svg:x2="18.78cm" svg:y2="7.931cm">
          <text:p/>
        </draw:line>
        <draw:line draw:style-name="gr12" draw:text-style-name="P16" draw:layer="layout" svg:x1="8.366cm" svg:y1="10.598cm" svg:x2="13.7cm" svg:y2="10.598cm">
          <text:p/>
        </draw:line>
        <draw:line draw:style-name="gr12" draw:text-style-name="P16" draw:layer="layout" svg:x1="4.937cm" svg:y1="7.931cm" svg:x2="4.937cm" svg:y2="4.121cm">
          <text:p/>
        </draw:line>
        <draw:line draw:style-name="gr13" draw:text-style-name="P16" draw:layer="layout" svg:x1="4.937cm" svg:y1="4.121cm" svg:x2="6.207cm" svg:y2="4.121cm">
          <text:p/>
        </draw:line>
        <draw:frame draw:style-name="gr24" draw:text-style-name="P21" draw:layer="layout" svg:width="2.61cm" svg:height="0.645cm" draw:transform="rotate (1.5707963267949) translate (18.096cm 12.024cm)">
          <draw:text-box>
            <text:p><text:span text:style-name="T16">10. Raw files</text:span></text:p>
          </draw:text-box>
        </draw:frame>
        <draw:frame draw:style-name="gr25" draw:text-style-name="P23" draw:layer="layout" svg:width="3.991cm" svg:height="2.471cm" svg:x="1.062cm" svg:y="1.416cm">
          <draw:text-box>
            <text:p text:style-name="P22"><text:span text:style-name="T17">“</text:span><text:span text:style-name="T17">Beautonomy”</text:span></text:p>
            <text:p text:style-name="P22"><text:span text:style-name="T17">mining data</text:span></text:p>
            <text:p text:style-name="P22"><text:span text:style-name="T17">principal</text:span></text:p>
            <text:p text:style-name="P22"><text:span text:style-name="T17">scheme</text:span></text:p>
          </draw:text-box>
        </draw:frame>
        <draw:line draw:style-name="gr12" draw:text-style-name="P16" draw:layer="layout" svg:x1="11.16cm" svg:y1="12.122cm" svg:x2="11.174cm" svg:y2="12.966cm">
          <text:p/>
        </draw:line>
        <draw:custom-shape draw:style-name="gr3" draw:text-style-name="P14" draw:layer="layout" svg:width="3.073cm" svg:height="1.064cm" svg:x="13.009cm" svg:y="13.011cm">
          <text:p text:style-name="P13"><text:span text:style-name="T4">Dead Que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073cm" svg:height="0.443cm" svg:x="13.009cm" svg:y="14.213cm">
          <text:p text:style-name="P4"><text:span text:style-name="T5">Task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073cm" svg:height="0.443cm" svg:x="13.009cm" svg:y="14.813cm">
          <text:p text:style-name="P4"><text:span text:style-name="T5"><text:s/></text:span><text:span text:style-name="T5">Task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073cm" svg:height="0.443cm" svg:x="13.009cm" svg:y="15.413cm">
          <text:p text:style-name="P4"><text:span text:style-name="T5">Task 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15" draw:layer="layout" svg:width="4.735cm" svg:height="0.645cm" svg:x="1.011cm" svg:y="11.27cm">
          <draw:text-box>
            <text:p><text:span text:style-name="T12">1. Targets</text:span></text:p>
          </draw:text-box>
        </draw:frame>
        <draw:line draw:style-name="gr13" draw:text-style-name="P16" draw:layer="layout" svg:x1="3.286cm" svg:y1="11.995cm" svg:x2="3.286cm" svg:y2="10.852cm">
          <text:p/>
        </draw:line>
        <draw:line draw:style-name="gr12" draw:text-style-name="P16" draw:layer="layout" svg:x1="3.286cm" svg:y1="11.995cm" svg:x2="1.254cm" svg:y2="11.995cm">
          <text:p/>
        </draw:line>
        <draw:line draw:style-name="gr12" draw:text-style-name="P16" draw:layer="layout" svg:x1="1.254cm" svg:y1="11.995cm" svg:x2="1.254cm" svg:y2="13.519cm">
          <text:p/>
        </draw:line>
        <draw:line draw:style-name="gr12" draw:text-style-name="P16" draw:layer="layout" svg:x1="1.635cm" svg:y1="13.519cm" svg:x2="1.254cm" svg:y2="13.519cm">
          <text:p/>
        </draw:line>
        <draw:line draw:style-name="gr12" draw:text-style-name="P16" draw:layer="layout" svg:x1="7.096cm" svg:y1="11.995cm" svg:x2="3.794cm" svg:y2="11.995cm">
          <text:p/>
        </draw:line>
        <draw:line draw:style-name="gr12" draw:text-style-name="P16" draw:layer="layout" svg:x1="4.175cm" svg:y1="8.566cm" svg:x2="7.604cm" svg:y2="8.566cm">
          <text:p/>
        </draw:line>
        <draw:line draw:style-name="gr13" draw:text-style-name="P16" draw:layer="layout" svg:x1="15.605cm" svg:y1="8.566cm" svg:x2="15.605cm" svg:y2="13.011cm">
          <text:p/>
        </draw:line>
        <draw:line draw:style-name="gr12" draw:text-style-name="P16" draw:layer="layout" svg:x1="18.78cm" svg:y1="7.931cm" svg:x2="17.002cm" svg:y2="7.931cm">
          <text:p/>
        </draw:line>
        <draw:line draw:style-name="gr12" draw:text-style-name="P16" draw:layer="layout" svg:x1="14.843cm" svg:y1="7.931cm" svg:x2="14.462cm" svg:y2="7.931cm">
          <text:p/>
        </draw:line>
        <draw:line draw:style-name="gr12" draw:text-style-name="P16" draw:layer="layout" svg:x1="7.604cm" svg:y1="7.931cm" svg:x2="4.937cm" svg:y2="7.931cm">
          <text:p/>
        </draw:line>
        <draw:line draw:style-name="gr12" draw:text-style-name="P16" draw:layer="layout" svg:x1="14.208cm" svg:y1="7.931cm" svg:x2="13.827cm" svg:y2="7.931cm">
          <text:p/>
        </draw:line>
        <draw:line draw:style-name="gr12" draw:text-style-name="P16" draw:layer="layout" svg:x1="14.97cm" svg:y1="6.026cm" svg:x2="14.462cm" svg:y2="6.026cm">
          <text:p/>
        </draw:line>
        <draw:line draw:style-name="gr12" draw:text-style-name="P16" draw:layer="layout" svg:x1="14.843cm" svg:y1="8.566cm" svg:x2="14.462cm" svg:y2="8.566cm">
          <text:p/>
        </draw:line>
        <draw:line draw:style-name="gr12" draw:text-style-name="P16" draw:layer="layout" svg:x1="14.244cm" svg:y1="8.566cm" svg:x2="13.863cm" svg:y2="8.566cm">
          <text:p/>
        </draw:line>
        <draw:line draw:style-name="gr12" draw:text-style-name="P16" draw:layer="layout" svg:x1="15.605cm" svg:y1="8.566cm" svg:x2="15.097cm" svg:y2="8.566cm">
          <text:p/>
        </draw:line>
        <draw:line draw:style-name="gr12" draw:text-style-name="P16" draw:layer="layout" svg:x1="14.208cm" svg:y1="5.391cm" svg:x2="12.938cm" svg:y2="5.391cm">
          <text:p/>
        </draw:line>
        <draw:line draw:style-name="gr12" draw:text-style-name="P16" draw:layer="layout" svg:x1="16.621cm" svg:y1="7.931cm" svg:x2="15.224cm" svg:y2="7.931cm">
          <text:p/>
        </draw:line>
        <draw:frame draw:style-name="gr27" draw:text-style-name="P15" draw:layer="layout" svg:width="2.746cm" svg:height="0.645cm" svg:x="4.812cm" svg:y="7.971cm">
          <draw:text-box>
            <text:p><text:span text:style-name="T12">6. Dead tasks</text:span></text:p>
          </draw:text-box>
        </draw:frame>
        <draw:line draw:style-name="gr12" draw:text-style-name="P16" draw:layer="layout" svg:x1="3.794cm" svg:y1="10.852cm" svg:x2="3.794cm" svg:y2="11.995cm">
          <text:p/>
        </draw:line>
        <draw:line draw:style-name="gr13" draw:text-style-name="P16" draw:layer="layout" svg:x1="7.785cm" svg:y1="7.042cm" svg:x2="7.785cm" svg:y2="13.011cm">
          <text:p/>
        </draw:line>
        <draw:line draw:style-name="gr12" draw:text-style-name="P16" draw:layer="layout" svg:x1="13.573cm" svg:y1="7.931cm" svg:x2="7.985cm" svg:y2="7.931cm">
          <text:p/>
        </draw:line>
        <draw:line draw:style-name="gr12" draw:text-style-name="P16" draw:layer="layout" svg:x1="13.573cm" svg:y1="8.566cm" svg:x2="7.985cm" svg:y2="8.566cm">
          <text:p/>
        </draw:line>
        <draw:frame draw:style-name="gr28" draw:text-style-name="P20" draw:layer="layout" svg:width="3.216cm" svg:height="0.645cm" draw:transform="rotate (1.5707963267949) translate (7.146cm 12.419cm)">
          <draw:text-box>
            <text:p><text:span text:style-name="T15">5. Update replay</text:span></text:p>
          </draw:text-box>
        </draw:frame>
        <draw:line draw:style-name="gr12" draw:text-style-name="P16" draw:layer="layout" svg:x1="6.207cm" svg:y1="5.391cm" svg:x2="5.064cm" svg:y2="5.391cm">
          <text:p/>
        </draw:line>
        <draw:line draw:style-name="gr13" draw:text-style-name="P16" draw:layer="layout" svg:x1="2.27cm" svg:y1="5.391cm" svg:x2="2.27cm" svg:y2="6.153cm">
          <text:p/>
        </draw:line>
        <draw:line draw:style-name="gr13" draw:text-style-name="P16" draw:layer="layout" svg:x1="7.096cm" svg:y1="11.995cm" svg:x2="7.096cm" svg:y2="13.011cm">
          <text:p/>
        </draw:line>
        <draw:frame draw:style-name="gr27" draw:text-style-name="P15" draw:layer="layout" svg:width="2.746cm" svg:height="0.645cm" svg:x="2.07cm" svg:y="4.746cm">
          <draw:text-box>
            <text:p><text:span text:style-name="T12">6. Dead tasks</text:span></text:p>
          </draw:text-box>
        </draw:frame>
        <draw:frame draw:style-name="gr24" draw:text-style-name="P20" draw:layer="layout" svg:width="2.61cm" svg:height="0.645cm" draw:transform="rotate (1.5707963267949) translate (18.848cm 12.03cm)">
          <draw:text-box>
            <text:p><text:span text:style-name="T15">10. Raw files</text:span></text:p>
          </draw:text-box>
        </draw:frame>
        <draw:line draw:style-name="gr12" draw:text-style-name="P16" draw:layer="layout" svg:x1="14.462cm" svg:y1="5.391cm" svg:x2="16.494cm" svg:y2="5.391cm">
          <text:p/>
        </draw:line>
        <draw:frame draw:style-name="gr29" draw:text-style-name="P21" draw:layer="layout" svg:width="4.244cm" svg:height="0.645cm" draw:transform="rotate (1.5707963267949) translate (26.125cm 12.031cm)">
          <draw:text-box>
            <text:p><text:span text:style-name="T16">12. Result data</text:span></text:p>
          </draw:text-box>
        </draw:frame>
        <draw:line draw:style-name="gr12" draw:text-style-name="P16" draw:layer="layout" svg:x1="2.27cm" svg:y1="5.388cm" svg:x2="4.81cm" svg:y2="5.391cm">
          <text:p/>
        </draw:line>
        <draw:line draw:style-name="gr12" draw:text-style-name="P16" draw:layer="layout" svg:x1="18.653cm" svg:y1="9.201cm" svg:x2="17.002cm" svg:y2="9.201cm">
          <text:p/>
        </draw:line>
        <draw:line draw:style-name="gr12" draw:text-style-name="P16" draw:layer="layout" svg:x1="14.843cm" svg:y1="9.201cm" svg:x2="14.462cm" svg:y2="9.201cm">
          <text:p/>
        </draw:line>
        <draw:line draw:style-name="gr12" draw:text-style-name="P16" draw:layer="layout" svg:x1="7.604cm" svg:y1="9.201cm" svg:x2="3.032cm" svg:y2="9.201cm">
          <text:p/>
        </draw:line>
        <draw:line draw:style-name="gr12" draw:text-style-name="P16" draw:layer="layout" svg:x1="14.208cm" svg:y1="9.201cm" svg:x2="13.827cm" svg:y2="9.201cm">
          <text:p/>
        </draw:line>
        <draw:line draw:style-name="gr12" draw:text-style-name="P16" draw:layer="layout" svg:x1="15.478cm" svg:y1="9.201cm" svg:x2="15.097cm" svg:y2="9.201cm">
          <text:p/>
        </draw:line>
        <draw:line draw:style-name="gr12" draw:text-style-name="P16" draw:layer="layout" svg:x1="13.573cm" svg:y1="9.201cm" svg:x2="7.985cm" svg:y2="9.201cm">
          <text:p/>
        </draw:line>
        <draw:line draw:style-name="gr12" draw:text-style-name="P16" draw:layer="layout" svg:x1="16.622cm" svg:y1="9.201cm" svg:x2="15.732cm" svg:y2="9.201cm">
          <text:p/>
        </draw:line>
        <draw:line draw:style-name="gr12" draw:text-style-name="P16" draw:layer="layout" svg:x1="19.288cm" svg:y1="9.201cm" svg:x2="18.907cm" svg:y2="9.201cm">
          <text:p/>
        </draw:line>
        <draw:line draw:style-name="gr12" draw:text-style-name="P16" draw:layer="layout" svg:x1="3.032cm" svg:y1="8.693cm" svg:x2="3.032cm" svg:y2="9.201cm">
          <text:p/>
        </draw:line>
        <draw:frame draw:style-name="gr14" draw:text-style-name="P24" draw:layer="layout" svg:width="3.275cm" svg:height="0.645cm" svg:x="4.313cm" svg:y="8.572cm">
          <draw:text-box>
            <text:p><text:span text:style-name="T6">7. Dead logs</text:span></text:p>
          </draw:text-box>
        </draw:frame>
        <draw:custom-shape draw:style-name="gr17" draw:text-style-name="P3" draw:layer="layout" svg:width="3.549cm" svg:height="6.467cm" svg:x="21.087cm" svg:y="12.504cm"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>Dead Logs</text:span></text:p>
          <text:p text:style-name="P3"><text:span text:style-name="T3"/></text:p>
          <text:p text:style-name="P3"><text:span text:style-name="T3">S3 Clou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5" draw:layer="layout" svg:width="2.948cm" svg:height="1.064cm" svg:x="21.411cm" svg:y="13.009cm">
          <text:p text:style-name="P4"><text:span text:style-name="T4">Stor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2.948cm" svg:height="0.443cm" svg:x="21.411cm" svg:y="14.21cm">
          <text:p text:style-name="P4"><text:span text:style-name="T5">Log 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2.948cm" svg:height="0.443cm" svg:x="21.411cm" svg:y="14.81cm">
          <text:p text:style-name="P4"><text:span text:style-name="T5"><text:s/></text:span><text:span text:style-name="T5">Log 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5" draw:layer="layout" svg:width="2.948cm" svg:height="0.443cm" svg:x="21.411cm" svg:y="15.41cm">
          <text:p text:style-name="P4"><text:span text:style-name="T5">Log 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2.54cm" svg:height="2.54cm" svg:x="1.763cm" svg:y="6.154cm">
          <text:p text:style-name="P11"><text:span text:style-name="T11">Grab</text:span></text:p>
          <text:p text:style-name="P11"><text:span text:style-name="T11">Dead</text:span></text:p>
          <text:p text:style-name="P11"><text:span text:style-name="T11">Subservi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1" draw:layer="layout" svg:width="2.54cm" svg:height="2.54cm" svg:x="21.389cm" svg:y="4.63cm">
          <text:p text:style-name="P11"><text:span text:style-name="T11">Log</text:span></text:p>
          <text:p text:style-name="P11"><text:span text:style-name="T11">Analyz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16" draw:layer="layout" svg:x1="22.59cm" svg:y1="12.503cm" svg:x2="22.59cm" svg:y2="7.169cm">
          <text:p/>
        </draw:line>
        <draw:line draw:style-name="gr12" draw:text-style-name="P16" draw:layer="layout" svg:x1="22.463cm" svg:y1="9.201cm" svg:x2="19.703cm" svg:y2="9.201cm">
          <text:p/>
        </draw:line>
        <draw:line draw:style-name="gr12" draw:text-style-name="P16" draw:layer="layout" svg:x1="23.225cm" svg:y1="9.201cm" svg:x2="22.717cm" svg:y2="9.201cm">
          <text:p/>
        </draw:line>
        <draw:line draw:style-name="gr13" draw:text-style-name="P16" draw:layer="layout" svg:x1="23.225cm" svg:y1="9.201cm" svg:x2="23.225cm" svg:y2="12.503cm">
          <text:p/>
        </draw:line>
        <draw:frame draw:style-name="gr14" draw:text-style-name="P24" draw:layer="layout" svg:width="3.275cm" svg:height="0.645cm" draw:transform="rotate (1.5707963267949) translate (21.945cm 11.968cm)">
          <draw:text-box>
            <text:p><text:span text:style-name="T6">7. Dead logs</text:span></text:p>
          </draw:text-box>
        </draw:frame>
        <draw:custom-shape draw:style-name="gr6" draw:text-style-name="P5" draw:layer="layout" svg:width="1.778cm" svg:height="0.741cm" svg:x="6.409cm" svg:y="3.74cm">
          <text:p text:style-name="P4"><text:span text:style-name="T9">Inst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.778cm" svg:height="0.741cm" svg:x="6.41cm" svg:y="2.74cm">
          <text:p text:style-name="P4"><text:span text:style-name="T9">Inst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.778cm" svg:height="0.741cm" svg:x="8.409cm" svg:y="5.112cm">
          <text:p text:style-name="P4"><text:span text:style-name="T9">Inst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0" draw:layer="layout" svg:width="0.858cm" svg:height="0.725cm" svg:x="8.779cm" svg:y="6.239cm">
          <draw:text-box>
            <text:p>...</text:p>
          </draw:text-box>
        </draw:frame>
        <draw:custom-shape draw:style-name="gr6" draw:text-style-name="P5" draw:layer="layout" svg:width="1.778cm" svg:height="0.741cm" svg:x="6.41cm" svg:y="6.112cm">
          <text:p text:style-name="P4"><text:span text:style-name="T9">Inst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.778cm" svg:height="0.741cm" svg:x="6.411cm" svg:y="5.112cm">
          <text:p text:style-name="P4"><text:span text:style-name="T9">Instanc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4" draw:layer="layout" svg:width="3.556cm" svg:height="4.699cm" svg:x="9.382cm" svg:y="12.284cm"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/>
          <text:p text:style-name="P4"><text:span text:style-name="T15"/></text:p>
          <text:p text:style-name="P25"><text:span text:style-name="T15">Moleculer</text:span></text:p>
          <text:p text:style-name="P25"><text:span text:style-name="T15">Transporter</text:span></text:p>
          <draw:enhanced-geometry svg:viewBox="0 0 21600 21600" draw:type="rectangle" draw:enhanced-path="M 0 0 L 21600 0 21600 21600 0 21600 0 0 Z N"/>
        </draw:custom-shape>
        <draw:line draw:style-name="gr13" draw:text-style-name="P16" draw:layer="layout" svg:x1="14.589cm" svg:y1="19.6cm" svg:x2="12.938cm" svg:y2="16.983cm">
          <text:p/>
        </draw:line>
        <draw:line draw:style-name="gr12" draw:text-style-name="P16" draw:layer="layout" svg:x1="14.589cm" svg:y1="19.6cm" svg:x2="15.351cm" svg:y2="19.6cm">
          <text:p/>
        </draw:line>
        <draw:frame draw:style-name="gr31" draw:text-style-name="P10" draw:layer="layout" svg:width="1.535cm" svg:height="0.725cm" svg:x="15.351cm" svg:y="19.279cm">
          <draw:text-box>
            <text:p>rev. 1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30%" draw:textarea-horizontal-align="justify" fo:padding-top="0.125cm" fo:padding-bottom="0.125cm" fo:padding-left="0.25cm" fo:padding-right="0.25cm" draw:shadow="hidden" draw:shadow-offset-x="0.2cm" draw:shadow-offset-y="0.2cm" draw:shadow-color="#808080" draw:shadow-opacity="3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3T15:14:19.339351026</meta:creation-date>
    <dc:date>2021-04-23T16:00:50.653019971</dc:date>
    <meta:editing-duration>PT1H56M44S</meta:editing-duration>
    <meta:editing-cycles>48</meta:editing-cycles>
    <meta:generator>LibreOffice/6.4.7.2$Linux_X86_64 LibreOffice_project/40$Build-2</meta:generator>
    <meta:document-statistic meta:object-count="130"/>
  </office:meta>
</office:document-meta>
</file>